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480000015C543F1B903E7DD676.png" manifest:media-type="image/png"/>
  <manifest:file-entry manifest:full-path="Pictures/1000020100000BDA0000074C556AD30A8FA76D4A.png" manifest:media-type="image/png"/>
  <manifest:file-entry manifest:full-path="Pictures/1000020100000340000005B4DBA89FA289E24A8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Mono" svg:font-family="'Liberation Mono'"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3415d6"/>
    </style:style>
    <style:style style:name="gr3" style:family="graphic" style:parent-style-name="standard">
      <style:graphic-properties draw:stroke="none" draw:fill="solid" draw:fill-color="#2d0fcb"/>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P1" style:family="paragraph">
      <loext:graphic-properties draw:fill="solid" draw:fill-color="#ffffff"/>
    </style:style>
    <style:style style:name="P2" style:family="paragraph">
      <loext:graphic-properties draw:fill="solid" draw:fill-color="#3415d6"/>
    </style:style>
    <style:style style:name="P3" style:family="paragraph">
      <loext:graphic-properties draw:fill="solid" draw:fill-color="#2d0fcb"/>
    </style:style>
    <style:style style:name="P4" style:family="paragraph">
      <loext:graphic-properties draw:fill="none"/>
    </style:style>
  </office:automatic-styles>
  <office:body>
    <office:drawing>
      <draw:page draw:name="page1" draw:style-name="dp1" draw:master-page-name="master-page3">
        <draw:polygon draw:style-name="gr1" draw:text-style-name="P1" draw:layer="layout" svg:width="37.323cm" svg:height="59.824cm" svg:x="0cm" svg:y="0cm" svg:viewBox="0 0 37324 59825" draw:points="0,0 37324,0 37324,59825 0,59825">
          <text:p/>
        </draw:polygon>
        <draw:polygon draw:style-name="gr1" draw:text-style-name="P1" draw:layer="layout" svg:width="37.323cm" svg:height="59.559cm" svg:x="0cm" svg:y="0cm" svg:viewBox="0 0 37324 59560" draw:points="0,0 37324,0 37324,59560 0,59560">
          <text:p/>
        </draw:polygon>
        <draw:polygon draw:style-name="gr2" draw:text-style-name="P2" draw:layer="layout" svg:width="37.323cm" svg:height="59.559cm" svg:x="0cm" svg:y="0cm" svg:viewBox="0 0 37324 59560" draw:points="0,0 37324,0 37324,59560 0,59560">
          <text:p/>
        </draw:polygon>
        <draw:path draw:style-name="gr3" draw:text-style-name="P3" draw:layer="layout" svg:width="45.064cm" svg:height="75.036cm" svg:x="-4.304cm" svg:y="7.171cm" svg:viewBox="0 0 45065 75037" svg:d="M44140 38293c-849-1362-2206-2225-3807-2382-1740-171-3469 489-4999 1245-2832 1398-5381 3407-7419 5818-590 697-1136 1432-1641 2191-479-4512-838-9101-121-13594 405-2537 1197-4943 2307-7257 1126-2340 2423-4608 3288-7066 879-2492 1316-5155 1291-7798-23-2410-383-5010-1891-6976-1341-1750-3538-2868-5758-2344-2104 494-3668 2317-4642 4151-2369 4461-2523 9714-2400 14648 13 508 29 1015 46 1523-100-23-202-27-296-6-69-138-149-274-218-414-207-422-388-856-557-1295-308-808-581-1627-903-2429-585-1456-1345-2920-2582-3929-1155-944-2632-1389-4109-1074-1581 334-2573 1611-2858 3154-622 3338 143 7020 1628 10030 794 1609 1878 3039 3008 4426 1140 1400 2283 2788 3334 4258 1051 1469 2035 2989 2945 4549 456 780 894 1571 1312 2373 378 725 936 1575 892 2427-31 602-445 1137-1084 932-708-230-1385-779-1937-1262-1150-1009-2074-2235-2958-3473-1863-2609-3745-5339-6820-6615-1437-596-3096-756-4571-190-1571 603-2586 1936-2619 3636-32 1688 873 3169 1974 4376 1168 1281 2525 2400 3902 3447 2791 2122 5851 3859 8924 5533 1502 820 3088 1564 4460 2594 1231 925 2131 2168 2615 3632 1003 3029 471 6279 34 9358-255 1786-495 3594-420 5403 36 911 152 1826 378 2711 190 742 416 1726 1090 2185 648 445 1484 245 2052-230 635-534 792-1391 771-2182-23-890-105-1765-52-2657 54-896 198-1784 421-2655 1499-5873 6559-9579 10910-13345 2202-1903 4341-3921 5983-6343 1784-2632 2918-6164 1097-9084zM27378 1413c-107-2-213 23-309 71-103-40-209-77-315-107-6-22-10-43-17-64 217 14 430 52 641 100zM9522 23645c-19-41-41-81-60-121-134-286-255-580-372-875 157 280 334 549 522 811-40 56-71 119-90 185zM12173 27622c-4 13-4 25-6 36-4 6-6 12-10 15-475-592-934-1197-1358-1822 441 595 908 1172 1385 1740-4 9-9 21-11 31zM6882 33499c-36-8-75-15-111-15-368-200-750-375-1140-522 177 36 349 78 516 130 282 87 549 194 812 311-29 29-54 61-77 96zM9311 44208c-69-44-137-92-206-138 66 2 131 6 196 6 209 182 422 356 639 529-211-132-420-263-629-397zM10504 36421c-215-309-430-616-645-925 250 255 489 522 722 794-31 39-58 83-77 131zM12169 38441c-31-44-61-90-90-136-92-154-184-307-275-461 215 294 428 589 635 883-90-96-180-190-270-286zM16871 43914c-21-19-39-40-60-59-132-150-263-299-395-449 288 232 585 451 896 652 65 44 134 87 201 129-213-90-427-182-642-273zM22094 6328c-165 77-303 209-362 382-6 13-10 29-16 44-13 4-28 6-42 12 184-411 399-804 633-1188-77 248-146 499-213 750zM23310 55468c-38-154-78-305-122-457 78 102 159 205 239 307-47 40-88 90-117 150zM23683 29415c46-23 90-51 130-84-48 320-98 639-146 959-42-199-90-399-140-596 52-94 108-185 156-279zM23554 73551c215 96 495 69 695-67-198 248-495 380-695 67zM24974 48810c-98 106-196 212-294 317-8-2-17-6-27-8 43-78 71-167 77-268 13-182 17-365 27-547 48 6 96 8 144 4 7 92 38 176 84 255-8 82-9 165-11 247zM25037 2612c-107 69-211 140-313 213v-2c298-238 606-462 929-666-184 194-455 353-616 455zM34973 50010c-35 21-69 42-104 61-111-67-240-104-372-92 27-52 52-104 79-154 69-101 140-201 211-301 78-55 157-109 236-163-23 60-50 119-73 179-71 182-50 343 23 470zM38813 40432c-124-314-241-635-345-957 92 35 186 75 276 123 56 278 77 556 69 834zM39554 49635c77-107 153-218 228-328 215-188 420-383 618-585-275 311-558 616-846 913z">
          <text:p/>
        </draw:path>
        <draw:frame draw:style-name="gr4" draw:text-style-name="P4" draw:layer="layout" svg:width="29.858cm" svg:height="52.385cm" svg:x="2.606cm" svg:y="19.257cm">
          <draw:image xlink:href="Pictures/1000020100000340000005B4DBA89FA289E24A86.png" xlink:type="simple" xlink:show="embed" xlink:actuate="onLoad" draw:mime-type="image/png">
            <text:p/>
          </draw:image>
        </draw:frame>
        <draw:frame draw:style-name="gr4" draw:text-style-name="P4" draw:layer="layout" svg:width="25.687cm" svg:height="15.815cm" svg:x="5.817cm" svg:y="7.654cm">
          <draw:image xlink:href="Pictures/1000020100000BDA0000074C556AD30A8FA76D4A.png" xlink:type="simple" xlink:show="embed" xlink:actuate="onLoad" draw:mime-type="image/png">
            <text:p/>
          </draw:image>
        </draw:frame>
        <draw:frame draw:style-name="gr4" draw:text-style-name="P4" draw:layer="layout" svg:width="9.278cm" svg:height="2.945cm" svg:x="13.97cm" svg:y="6.274cm">
          <draw:image xlink:href="Pictures/10000201000004480000015C543F1B903E7DD676.png" xlink:type="simple" xlink:show="embed" xlink:actuate="onLoad" draw:mime-type="image/png">
            <text:p/>
          </draw:image>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Mono" svg:font-family="'Liberation Mono'"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Liberation Mono" style:font-size-asian="24pt" style:language-asian="zh" style:country-asian="CN" style:font-name-complex="Liberation Mono"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37.306cm" fo:page-height="59.53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document-statistic meta:object-count="7"/>
    <meta:generator>LibreOffice/7.0.0.3$Linux_X86_64 LibreOffice_project/00$Build-3</meta:generator>
  </office:meta>
</office:document-meta>
</file>